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08c78" officeooo:paragraph-rsid="00008c78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3pt" fo:font-weight="normal" officeooo:rsid="00008c78" officeooo:paragraph-rsid="00008c78" fo:background-color="#1f1f1f" style:font-size-asian="13pt" style:font-size-complex="13pt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3pt" fo:font-weight="normal" officeooo:paragraph-rsid="00008c78" fo:background-color="#1f1f1f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color="#9cdcfe" loext:opacity="100%" style:font-name="Droid Sans Mono" fo:font-size="10.5pt" style:text-underline-style="solid" style:text-underline-width="auto" style:text-underline-color="font-color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font-size="14pt" style:font-size-asian="14pt" style:font-size-complex="14pt"/>
    </style:style>
    <style:style style:name="T3" style:family="text">
      <style:text-properties fo:color="#569cd6" loext:opacity="100%" fo:font-size="10.5pt"/>
    </style:style>
    <style:style style:name="T4" style:family="text">
      <style:text-properties fo:color="#569cd6" loext:opacity="100%" officeooo:rsid="00008c78" style:font-size-asian="13pt" style:font-size-complex="13pt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fo:font-size="10.5pt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text-underline-style="solid" style:text-underline-width="auto" style:text-underline-color="font-color"/>
    </style:style>
    <style:style style:name="T9" style:family="text">
      <style:text-properties fo:color="#d4d4d4" loext:opacity="100%" fo:font-size="10.5pt"/>
    </style:style>
    <style:style style:name="T10" style:family="text">
      <style:text-properties fo:color="#4fc1ff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text-underline-style="solid" style:text-underline-width="auto" style:text-underline-color="font-color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text-underline-style="solid" style:text-underline-width="auto" style:text-underline-color="font-color"/>
    </style:style>
    <style:style style:name="T16" style:family="text">
      <style:text-properties fo:color="#c586c0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6a9955" loext:opacity="100%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MAIN<text:line-break/><text:line-break/></text:span><text:span text:style-name="T3">use</text:span><text:span text:style-name="T20"> </text:span><text:span text:style-name="T6">bevy</text:span><text:span text:style-name="T9">::</text:span><text:span text:style-name="T6">prelude</text:span><text:span text:style-name="T9">::*</text:span><text:span text:style-name="T20">;</text:span></text:p>
      <text:p text:style-name="P1"><text:span text:style-name="T1">use</text:span> <text:span text:style-name="T5">bevy_mod_picking</text:span><text:span text:style-name="T7">::</text:span><text:span text:style-name="T5">DefaultPickingPlugins</text:span>;</text:p>
      <text:p text:style-name="P1"><text:span text:style-name="T1">use</text:span> <text:span text:style-name="T5">bevy_rapier3d</text:span><text:span text:style-name="T7">::</text:span>{</text:p>
      <text:p text:style-name="P1"><text:span text:style-name="T5">geometry</text:span><text:span text:style-name="T7">::</text:span>{<text:span text:style-name="T5">Collider</text:span>, <text:span text:style-name="T5">CollisionGroups</text:span>, <text:span text:style-name="T5">Group</text:span>},</text:p>
      <text:p text:style-name="P1"><text:span text:style-name="T5">plugin</text:span><text:span text:style-name="T7">::</text:span>{<text:span text:style-name="T5">NoUserData</text:span>, <text:span text:style-name="T5">RapierConfiguration</text:span>, <text:span text:style-name="T5">RapierPhysicsPlugin</text:span>, <text:span text:style-name="T5">TimestepMode</text:span>},</text:p>
      <text:p text:style-name="P1"><text:span text:style-name="T5">render</text:span><text:span text:style-name="T7">::</text:span><text:span text:style-name="T5">RapierDebugRenderPlugin</text:span>};</text:p>
      <text:p text:style-name="P6"/>
      <text:p text:style-name="P1"><text:span text:style-name="T1">mod</text:span> <text:span text:style-name="T5">turtlebot4</text:span>;</text:p>
      <text:p text:style-name="P1"><text:span text:style-name="T1">mod</text:span> <text:span text:style-name="T5">camera</text:span>;</text:p>
      <text:p text:style-name="P1"><text:span text:style-name="T1">mod</text:span> <text:span text:style-name="T5">drag</text:span>;</text:p>
      <text:p text:style-name="P6"/>
      <text:p text:style-name="P1"><text:span text:style-name="T1">const</text:span> <text:span text:style-name="T10">STATIC_GROUP</text:span><text:span text:style-name="T7">:</text:span> <text:span text:style-name="T5">Group</text:span> <text:span text:style-name="T7">=</text:span> <text:span text:style-name="T5">Group</text:span><text:span text:style-name="T7">::</text:span><text:span text:style-name="T10">GROUP_1</text:span>;</text:p>
      <text:p text:style-name="P1"><text:span text:style-name="T1">const</text:span> <text:span text:style-name="T10">CHASSIS_INTERNAL_GROUP</text:span><text:span text:style-name="T7">:</text:span> <text:span text:style-name="T5">Group</text:span> <text:span text:style-name="T7">=</text:span> <text:span text:style-name="T5">Group</text:span><text:span text:style-name="T7">::</text:span><text:span text:style-name="T10">GROUP_2</text:span>;</text:p>
      <text:p text:style-name="P1"><text:span text:style-name="T1">const</text:span> <text:span text:style-name="T10">CHASSIS_GROUP</text:span><text:span text:style-name="T7">:</text:span> <text:span text:style-name="T5">Group</text:span> <text:span text:style-name="T7">=</text:span> <text:span text:style-name="T5">Group</text:span><text:span text:style-name="T7">::</text:span><text:span text:style-name="T10">GROUP_3</text:span>;</text:p>
      <text:p text:style-name="P6"/>
      <text:p text:style-name="P1">#[allow(dead_code)]</text:p>
      <text:p text:style-name="P1"><text:span text:style-name="T1">fn</text:span> <text:span text:style-name="T14">enable_physics</text:span>(</text:p>
      <text:p text:style-name="P1"><text:span text:style-name="T12">keyboard_input</text:span><text:span text:style-name="T7">:</text:span> <text:span text:style-name="T5">Res</text:span>&lt;<text:span text:style-name="T5">ButtonInput</text:span>&lt;<text:span text:style-name="T5">KeyCode</text:span>&gt;&gt;,</text:p>
      <text:p text:style-name="P1"><text:span text:style-name="T1">mut</text:span> <text:span text:style-name="T13">rapier</text:span><text:span text:style-name="T7">:</text:span> <text:span text:style-name="T5">ResMut</text:span>&lt;<text:span text:style-name="T5">RapierConfiguration</text:span>&gt;</text:p>
      <text:p text:style-name="P1">) {</text:p>
      <text:p text:style-name="P1"><text:span text:style-name="T16">if</text:span> <text:span text:style-name="T12">keyboard_input</text:span><text:span text:style-name="T7">.</text:span><text:span text:style-name="T14">pressed</text:span>(<text:span text:style-name="T5">KeyCode</text:span><text:span text:style-name="T7">::</text:span><text:span text:style-name="T10">Space</text:span>) {</text:p>
      <text:p text:style-name="P1"><text:span text:style-name="T13">rapier</text:span><text:span text:style-name="T7">.</text:span><text:span text:style-name="T12">physics_pipeline_active</text:span> <text:span text:style-name="T7">=</text:span> <text:span text:style-name="T1">true</text:span>;</text:p>
      <text:p text:style-name="P1"><text:span text:style-name="T13">rapier</text:span><text:span text:style-name="T7">.</text:span><text:span text:style-name="T12">query_pipeline_active</text:span> <text:span text:style-name="T7">=</text:span> <text:span text:style-name="T1">true</text:span>;</text:p>
      <text:p text:style-name="P1">}</text:p>
      <text:p text:style-name="P5">// else {</text:p>
      <text:p text:style-name="P5">// rapier.physics_pipeline_active = false;</text:p>
      <text:p text:style-name="P5">// rapier.query_pipeline_active = false;</text:p>
      <text:p text:style-name="P5">// }</text:p>
      <text:p text:style-name="P1">}</text:p>
      <text:p text:style-name="P6"/>
      <text:p text:style-name="P1"><text:span text:style-name="T1">pub</text:span> <text:span text:style-name="T1">fn</text:span> <text:span text:style-name="T14">main</text:span>() {</text:p>
      <text:p text:style-name="P1"><text:span text:style-name="T5">bevy</text:span><text:span text:style-name="T7">::</text:span><text:span text:style-name="T5">app</text:span><text:span text:style-name="T7">::</text:span><text:span text:style-name="T5">App</text:span><text:span text:style-name="T7">::</text:span><text:span text:style-name="T14">new</text:span>()</text:p>
      <text:p text:style-name="P1"><text:span text:style-name="T7">.</text:span><text:span text:style-name="T15">insert_resource</text:span>(<text:span text:style-name="T5">ClearColor</text:span>(<text:span text:style-name="T5">Color</text:span><text:span text:style-name="T7">::</text:span><text:span text:style-name="T10">ANTIQUE_WHITE</text:span>))</text:p>
      <text:p text:style-name="P1"><text:span text:style-name="T7">.</text:span><text:span text:style-name="T15">insert_resource</text:span>(<text:span text:style-name="T5">AmbientLight</text:span> {</text:p>
      <text:p text:style-name="P1"><text:span text:style-name="T12">color</text:span><text:span text:style-name="T7">:</text:span> <text:span text:style-name="T5">Color</text:span><text:span text:style-name="T7">::</text:span><text:span text:style-name="T10">WHITE</text:span>,</text:p>
      <text:p text:style-name="P1"><text:span text:style-name="T12">brightness</text:span><text:span text:style-name="T7">:</text:span> <text:span text:style-name="T11">500.0</text:span>,</text:p>
      <text:p text:style-name="P1">})</text:p>
      <text:p text:style-name="P1"><text:span text:style-name="T7">.</text:span><text:span text:style-name="T15">insert_resource</text:span>(<text:span text:style-name="T5">RapierConfiguration</text:span> {</text:p>
      <text:p text:style-name="P1"><text:span text:style-name="T12">timestep_mode</text:span><text:span text:style-name="T7">:</text:span> <text:span text:style-name="T5">TimestepMode</text:span><text:span text:style-name="T7">::</text:span><text:span text:style-name="T10">Fixed</text:span> { <text:span text:style-name="T12">dt</text:span><text:span text:style-name="T7">:</text:span> <text:span text:style-name="T11">0.05</text:span>, <text:span text:style-name="T12">substeps</text:span><text:span text:style-name="T7">:</text:span> <text:span text:style-name="T11">20</text:span> },</text:p>
      <text:p text:style-name="P5">// // note that picking will not work if (query) pipeline is not active</text:p>
      <text:p text:style-name="P5">// physics_pipeline_active: false,</text:p>
      <text:p text:style-name="P5">// query_pipeline_active: false,</text:p>
      <text:p text:style-name="P5">// gravity: Vec3::ZERO,</text:p>
      <text:p text:style-name="P1"><text:span text:style-name="T7">..</text:span><text:span text:style-name="T14">default</text:span>()</text:p>
      <text:p text:style-name="P1">})</text:p>
      <text:p text:style-name="P1"><text:span text:style-name="T7">.</text:span><text:span text:style-name="T15">add_plugins</text:span>(<text:span text:style-name="T5">DefaultPlugins</text:span>)</text:p>
      <text:p text:style-name="P1"><text:span text:style-name="T7">.</text:span><text:span text:style-name="T15">add_plugins</text:span>(<text:span text:style-name="T5">DefaultPickingPlugins</text:span>)</text:p>
      <text:p text:style-name="P1"><text:span text:style-name="T7">.</text:span><text:span text:style-name="T15">add_plugins</text:span>(<text:span text:style-name="T5">RapierPhysicsPlugin</text:span><text:span text:style-name="T7">::</text:span>&lt;<text:span text:style-name="T5">NoUserData</text:span>&gt;<text:span text:style-name="T7">::</text:span><text:span text:style-name="T14">default</text:span>())</text:p>
      <text:p text:style-name="P1"><text:soft-page-break/><text:span text:style-name="T7">.</text:span><text:span text:style-name="T15">add_plugins</text:span>(<text:span text:style-name="T5">RapierDebugRenderPlugin</text:span><text:span text:style-name="T7">::</text:span><text:span text:style-name="T14">default</text:span>())</text:p>
      <text:p text:style-name="P1"><text:span text:style-name="T7">.</text:span><text:span text:style-name="T15">add_systems</text:span>(<text:span text:style-name="T5">Startup</text:span>, <text:span text:style-name="T14">setup</text:span>)</text:p>
      <text:p text:style-name="P1"><text:span text:style-name="T7">.</text:span><text:span text:style-name="T15">add_systems</text:span>(<text:span text:style-name="T5">Update</text:span>, (<text:span text:style-name="T5">camera</text:span><text:span text:style-name="T7">::</text:span><text:span text:style-name="T14">update_camera_system</text:span>, <text:span text:style-name="T5">camera</text:span><text:span text:style-name="T7">::</text:span><text:span text:style-name="T14">accumulate_mouse_events_system</text:span>))</text:p>
      <text:p text:style-name="P1"><text:span text:style-name="T7">.</text:span><text:span text:style-name="T15">add_systems</text:span>(<text:span text:style-name="T5">Update</text:span>, <text:span text:style-name="T14">render_origin</text:span>)</text:p>
      <text:p text:style-name="P1"><text:span text:style-name="T7">.</text:span><text:span text:style-name="T15">add_systems</text:span>(<text:span text:style-name="T5">Update</text:span>, <text:span text:style-name="T5">drag</text:span><text:span text:style-name="T7">::</text:span><text:span text:style-name="T14">drag_system</text:span>)</text:p>
      <text:p text:style-name="P1"><text:span text:style-name="T7">.</text:span><text:span text:style-name="T15">add_systems</text:span>(<text:span text:style-name="T5">Update</text:span>, <text:span text:style-name="T5">turtlebot4</text:span><text:span text:style-name="T7">::</text:span><text:span text:style-name="T14">velocity_control</text:span>)</text:p>
      <text:p text:style-name="P5">//.add_systems(PreUpdate, enable_physics)</text:p>
      <text:p text:style-name="P1"><text:span text:style-name="T7">.</text:span><text:span text:style-name="T15">run</text:span>();</text:p>
      <text:p text:style-name="P1">}</text:p>
      <text:p text:style-name="P6"/>
      <text:p text:style-name="P1"><text:span text:style-name="T1">fn</text:span> <text:span text:style-name="T14">render_origin</text:span>(<text:span text:style-name="T1">mut</text:span> <text:span text:style-name="T13">gizmos</text:span><text:span text:style-name="T7">:</text:span> <text:span text:style-name="T5">Gizmos</text:span>) {</text:p>
      <text:p text:style-name="P1"><text:span text:style-name="T13">gizmos</text:span><text:span text:style-name="T7">.</text:span><text:span text:style-name="T15">line</text:span>(<text:span text:style-name="T5">Vec3</text:span><text:span text:style-name="T7">::</text:span><text:span text:style-name="T10">ZERO</text:span>, <text:span text:style-name="T5">Vec3</text:span><text:span text:style-name="T7">::</text:span><text:span text:style-name="T10">X</text:span>, <text:span text:style-name="T5">Color</text:span><text:span text:style-name="T7">::</text:span><text:span text:style-name="T10">RED</text:span>);</text:p>
      <text:p text:style-name="P1"><text:span text:style-name="T13">gizmos</text:span><text:span text:style-name="T7">.</text:span><text:span text:style-name="T15">line</text:span>(<text:span text:style-name="T5">Vec3</text:span><text:span text:style-name="T7">::</text:span><text:span text:style-name="T10">ZERO</text:span>, <text:span text:style-name="T5">Vec3</text:span><text:span text:style-name="T7">::</text:span><text:span text:style-name="T10">Y</text:span>, <text:span text:style-name="T5">Color</text:span><text:span text:style-name="T7">::</text:span><text:span text:style-name="T10">GREEN</text:span>);</text:p>
      <text:p text:style-name="P1"><text:span text:style-name="T13">gizmos</text:span><text:span text:style-name="T7">.</text:span><text:span text:style-name="T15">line</text:span>(<text:span text:style-name="T5">Vec3</text:span><text:span text:style-name="T7">::</text:span><text:span text:style-name="T10">ZERO</text:span>, <text:span text:style-name="T5">Vec3</text:span><text:span text:style-name="T7">::</text:span><text:span text:style-name="T10">Z</text:span>, <text:span text:style-name="T5">Color</text:span><text:span text:style-name="T7">::</text:span><text:span text:style-name="T10">BLUE</text:span>);</text:p>
      <text:p text:style-name="P1">}</text:p>
      <text:p text:style-name="P6"/>
      <text:p text:style-name="P1"><text:span text:style-name="T1">fn</text:span> <text:span text:style-name="T14">setup</text:span>(</text:p>
      <text:p text:style-name="P1"><text:span text:style-name="T1">mut</text:span> <text:span text:style-name="T13">commands</text:span><text:span text:style-name="T7">:</text:span> <text:span text:style-name="T5">Commands</text:span>,</text:p>
      <text:p text:style-name="P1"><text:span text:style-name="T1">mut</text:span> <text:span text:style-name="T13">meshes</text:span><text:span text:style-name="T7">:</text:span> <text:span text:style-name="T5">ResMut</text:span>&lt;<text:span text:style-name="T5">Assets</text:span>&lt;<text:span text:style-name="T5">Mesh</text:span>&gt;&gt;,</text:p>
      <text:p text:style-name="P1"><text:span text:style-name="T1">mut</text:span> <text:span text:style-name="T13">materials</text:span><text:span text:style-name="T7">:</text:span> <text:span text:style-name="T5">ResMut</text:span>&lt;<text:span text:style-name="T5">Assets</text:span>&lt;<text:span text:style-name="T5">StandardMaterial</text:span>&gt;&gt;,</text:p>
      <text:p text:style-name="P1"><text:span text:style-name="T12">asset_server</text:span><text:span text:style-name="T7">:</text:span> <text:span text:style-name="T5">Res</text:span>&lt;<text:span text:style-name="T5">AssetServer</text:span>&gt;</text:p>
      <text:p text:style-name="P1">) {</text:p>
      <text:p text:style-name="P1"><text:span text:style-name="T1">let</text:span> <text:span text:style-name="T12">translation</text:span> <text:span text:style-name="T7">=</text:span> <text:span text:style-name="T5">Vec3</text:span><text:span text:style-name="T7">::</text:span><text:span text:style-name="T14">new</text:span>(<text:span text:style-name="T11">1.0</text:span>, <text:span text:style-name="T11">2.0</text:span>, <text:span text:style-name="T11">2.0</text:span>);</text:p>
      <text:p text:style-name="P1"><text:span text:style-name="T1">let</text:span> <text:span text:style-name="T12">focus</text:span> <text:span text:style-name="T7">=</text:span> <text:span text:style-name="T5">Vec3</text:span><text:span text:style-name="T7">::</text:span><text:span text:style-name="T10">ZERO</text:span>;</text:p>
      <text:p text:style-name="P1"><text:span text:style-name="T1">let</text:span> <text:span text:style-name="T12">transform</text:span> <text:span text:style-name="T7">=</text:span> <text:span text:style-name="T5">Transform</text:span><text:span text:style-name="T7">::</text:span><text:span text:style-name="T14">from_translation</text:span>(<text:span text:style-name="T12">translation</text:span>)</text:p>
      <text:p text:style-name="P1"><text:span text:style-name="T7">.</text:span><text:span text:style-name="T14">looking_at</text:span>(<text:span text:style-name="T12">focus</text:span>, <text:span text:style-name="T5">Vec3</text:span><text:span text:style-name="T7">::</text:span><text:span text:style-name="T10">Y</text:span>); </text:p>
      <text:p text:style-name="P6"/>
      <text:p text:style-name="P7">commands</text:p>
      <text:p text:style-name="P1"><text:span text:style-name="T7">.</text:span><text:span text:style-name="T15">spawn</text:span>(<text:span text:style-name="T5">Camera3dBundle</text:span> {</text:p>
      <text:p text:style-name="P1"><text:span text:style-name="T12">transform</text:span>,</text:p>
      <text:p text:style-name="P1"><text:span text:style-name="T7">..</text:span><text:span text:style-name="T14">default</text:span>()</text:p>
      <text:p text:style-name="P1">})</text:p>
      <text:p text:style-name="P1"><text:span text:style-name="T7">.</text:span><text:span text:style-name="T15">insert</text:span>(<text:span text:style-name="T5">camera</text:span><text:span text:style-name="T7">::</text:span><text:span text:style-name="T5">PanOrbitCamera</text:span> {</text:p>
      <text:p text:style-name="P1"><text:span text:style-name="T12">focus</text:span>,</text:p>
      <text:p text:style-name="P1"><text:span text:style-name="T12">radius</text:span><text:span text:style-name="T7">:</text:span> <text:span text:style-name="T12">translation</text:span><text:span text:style-name="T7">.</text:span><text:span text:style-name="T14">length</text:span>(),</text:p>
      <text:p text:style-name="P1"><text:span text:style-name="T7">..</text:span><text:span text:style-name="T14">default</text:span>()</text:p>
      <text:p text:style-name="P1">})</text:p>
      <text:p text:style-name="P1"><text:span text:style-name="T7">.</text:span><text:span text:style-name="T15">insert</text:span>(<text:span text:style-name="T5">VisibilityBundle</text:span><text:span text:style-name="T7">::</text:span><text:span text:style-name="T14">default</text:span>())</text:p>
      <text:p text:style-name="P1"><text:span text:style-name="T7">.</text:span><text:span text:style-name="T15">with_children</text:span>(<text:span text:style-name="T7">|</text:span><text:span text:style-name="T13">commands</text:span><text:span text:style-name="T7">|</text:span> {</text:p>
      <text:p text:style-name="P1"><text:span text:style-name="T13">commands</text:span><text:span text:style-name="T7">.</text:span><text:span text:style-name="T15">spawn</text:span>(<text:span text:style-name="T5">DirectionalLightBundle</text:span> {</text:p>
      <text:p text:style-name="P1"><text:span text:style-name="T12">directional_light</text:span><text:span text:style-name="T7">:</text:span> <text:span text:style-name="T5">DirectionalLight</text:span> {</text:p>
      <text:p text:style-name="P1"><text:span text:style-name="T12">shadows_enabled</text:span><text:span text:style-name="T7">:</text:span> <text:span text:style-name="T1">false</text:span>,</text:p>
      <text:p text:style-name="P1"><text:span text:style-name="T12">illuminance</text:span><text:span text:style-name="T7">:</text:span> <text:span text:style-name="T11">1000.0</text:span>,</text:p>
      <text:p text:style-name="P1"><text:span text:style-name="T7">..</text:span><text:span text:style-name="T14">default</text:span>()</text:p>
      <text:p text:style-name="P1">}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-2.5</text:span>, <text:span text:style-name="T11">2.5</text:span>, <text:span text:style-name="T11">2.5</text:span>)</text:p>
      <text:p text:style-name="P1"><text:span text:style-name="T7">.</text:span><text:span text:style-name="T14">looking_at</text:span>(<text:span text:style-name="T5">Vec3</text:span><text:span text:style-name="T7">::</text:span><text:span text:style-name="T10">ZERO</text:span>, <text:span text:style-name="T5">Vec3</text:span><text:span text:style-name="T7">::</text:span><text:span text:style-name="T10">Y</text:span>),</text:p>
      <text:p text:style-name="P1"><text:span text:style-name="T7">..</text:span><text:span text:style-name="T14">default</text:span>()</text:p>
      <text:p text:style-name="P1">});</text:p>
      <text:p text:style-name="P1">});</text:p>
      <text:p text:style-name="P6"><text:soft-page-break/></text:p>
      <text:p text:style-name="P5">//lights (note ambient light use in the app resources)</text:p>
      <text:p text:style-name="P1"><text:span text:style-name="T13">commands</text:span><text:span text:style-name="T7">.</text:span><text:span text:style-name="T15">spawn</text:span>(<text:span text:style-name="T5">PointLightBundle</text:span> {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5.0</text:span>, <text:span text:style-name="T11">5.0</text:span>, <text:span text:style-name="T11">0.0</text:span>),</text:p>
      <text:p text:style-name="P1"><text:span text:style-name="T7">..</text:span><text:span text:style-name="T14">default</text:span>()</text:p>
      <text:p text:style-name="P1">});</text:p>
      <text:p text:style-name="P1"><text:span text:style-name="T13">commands</text:span><text:span text:style-name="T7">.</text:span><text:span text:style-name="T15">spawn</text:span>(<text:span text:style-name="T5">PointLightBundle</text:span> {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-5.0</text:span>, <text:span text:style-name="T11">5.0</text:span>, <text:span text:style-name="T11">0.0</text:span>),</text:p>
      <text:p text:style-name="P1"><text:span text:style-name="T7">..</text:span><text:span text:style-name="T14">default</text:span>()</text:p>
      <text:p text:style-name="P1">});</text:p>
      <text:p text:style-name="P1"><text:span text:style-name="T13">commands</text:span><text:span text:style-name="T7">.</text:span><text:span text:style-name="T15">spawn</text:span>(<text:span text:style-name="T5">PointLightBundle</text:span> {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0.0</text:span>, <text:span text:style-name="T11">5.0</text:span>, <text:span text:style-name="T11">5.0</text:span>),</text:p>
      <text:p text:style-name="P1"><text:span text:style-name="T7">..</text:span><text:span text:style-name="T14">default</text:span>()</text:p>
      <text:p text:style-name="P1">});</text:p>
      <text:p text:style-name="P1"><text:span text:style-name="T13">commands</text:span><text:span text:style-name="T7">.</text:span><text:span text:style-name="T15">spawn</text:span>(<text:span text:style-name="T5">PointLightBundle</text:span> {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0.0</text:span>, <text:span text:style-name="T11">5.0</text:span>, <text:span text:style-name="T11">-5.0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wall parameters</text:p>
      <text:p text:style-name="P1"><text:span text:style-name="T1">let</text:span> <text:span text:style-name="T12">wall_height</text:span> <text:span text:style-name="T7">=</text:span> <text:span text:style-name="T11">0.075</text:span>;</text:p>
      <text:p text:style-name="P1"><text:span text:style-name="T1">let</text:span> <text:span text:style-name="T12">wall_thickness</text:span> <text:span text:style-name="T7">=</text:span> <text:span text:style-name="T11">0.075</text:span>;</text:p>
      <text:p text:style-name="P1"><text:span text:style-name="T1">let</text:span> <text:span text:style-name="T12">wall_length</text:span> <text:span text:style-name="T7">=</text:span> <text:span text:style-name="T11">4.0</text:span>;</text:p>
      <text:p text:style-name="P1"><text:span text:style-name="T1">let</text:span> <text:span text:style-name="T12">wall_color</text:span> <text:span text:style-name="T7">=</text:span> <text:span text:style-name="T5">Color</text:span><text:span text:style-name="T7">::</text:span><text:span text:style-name="T14">rgb</text:span>(<text:span text:style-name="T11">0.0</text:span>, <text:span text:style-name="T11">0.0</text:span>, <text:span text:style-name="T11">0.5</text:span>);</text:p>
      <text:p text:style-name="P6"/>
      <text:p text:style-name="P5">// north wall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uboid</text:span>((<text:span text:style-name="T12">wall_length</text:span> <text:span text:style-name="T7">-</text:span> <text:span text:style-name="T12">wall_thickness</text:span>) <text:span text:style-name="T7">*</text:span> <text:span text:style-name="T11">0.5</text:span>, <text:span text:style-name="T12">wall_height</text:span> <text:span text:style-name="T7">*</text:span> <text:span text:style-name="T11">0.5</text:span>, <text:span text:style-name="T12">wall_thickness</text:span> <text:span text:style-name="T7">*</text:span> <text:span text:style-name="T11">0.5</text:span>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uboid</text:span><text:span text:style-name="T7">::</text:span><text:span text:style-name="T14">new</text:span>(<text:span text:style-name="T12">wall_length</text:span> <text:span text:style-name="T7">-</text:span> <text:span text:style-name="T12">wall_thickness</text:span>, <text:span text:style-name="T12">wall_height</text:span>, <text:span text:style-name="T12">wall_thickness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12">wall_color</text:span>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7">-</text:span><text:span text:style-name="T12">wall_thickness</text:span> <text:span text:style-name="T7">*</text:span> <text:span text:style-name="T11">0.5</text:span>, <text:span text:style-name="T12">wall_height</text:span> <text:span text:style-name="T7">*</text:span> <text:span text:style-name="T11">0.5</text:span>, (<text:span text:style-name="T7">-</text:span><text:span text:style-name="T12">wall_length</text:span> <text:span text:style-name="T7">+</text:span> <text:span text:style-name="T12">wall_thickness</text:span>) <text:span text:style-name="T7">*</text:span> <text:span text:style-name="T11">0.5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east wall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uboid</text:span>(<text:span text:style-name="T12">wall_thickness</text:span> <text:span text:style-name="T7">*</text:span> <text:span text:style-name="T11">0.5</text:span>, <text:span text:style-name="T12">wall_height</text:span> <text:span text:style-name="T7">*</text:span> <text:span text:style-name="T11">0.5</text:span>, (<text:span text:style-name="T12">wall_length</text:span> <text:span text:style-name="T7">-</text:span> <text:span text:style-name="T12">wall_thickness</text:span>) <text:span text:style-name="T7">*</text:span> <text:span text:style-name="T11">0.5</text:span>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uboid</text:span><text:span text:style-name="T7">::</text:span><text:span text:style-name="T14">new</text:span>(<text:span text:style-name="T12">wall_thickness</text:span>, <text:span text:style-name="T12">wall_height</text:span>, <text:span text:style-name="T12">wall_length</text:span> <text:span text:style-name="T7">-</text:span> <text:span text:style-name="T12">wall_thickness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12">wall_color</text:span>),</text:p>
      <text:p text:style-name="P1"><text:soft-page-break/><text:span text:style-name="T12">transform</text:span><text:span text:style-name="T7">:</text:span> <text:span text:style-name="T5">Transform</text:span><text:span text:style-name="T7">::</text:span><text:span text:style-name="T14">from_xyz</text:span>((<text:span text:style-name="T12">wall_length</text:span> <text:span text:style-name="T7">-</text:span> <text:span text:style-name="T12">wall_thickness</text:span>) <text:span text:style-name="T7">*</text:span> <text:span text:style-name="T11">0.5</text:span>, <text:span text:style-name="T12">wall_height</text:span> <text:span text:style-name="T7">*</text:span> <text:span text:style-name="T11">0.5</text:span>, <text:span text:style-name="T7">-</text:span><text:span text:style-name="T12">wall_thickness</text:span> <text:span text:style-name="T7">*</text:span> <text:span text:style-name="T11">0.5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south wall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uboid</text:span>((<text:span text:style-name="T12">wall_length</text:span> <text:span text:style-name="T7">-</text:span> <text:span text:style-name="T12">wall_thickness</text:span>) <text:span text:style-name="T7">*</text:span> <text:span text:style-name="T11">0.5</text:span>, <text:span text:style-name="T12">wall_height</text:span> <text:span text:style-name="T7">*</text:span> <text:span text:style-name="T11">0.5</text:span>, <text:span text:style-name="T12">wall_thickness</text:span> <text:span text:style-name="T7">*</text:span> <text:span text:style-name="T11">0.5</text:span>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uboid</text:span><text:span text:style-name="T7">::</text:span><text:span text:style-name="T14">new</text:span>(<text:span text:style-name="T12">wall_length</text:span> <text:span text:style-name="T7">-</text:span> <text:span text:style-name="T12">wall_thickness</text:span>, <text:span text:style-name="T12">wall_height</text:span>, <text:span text:style-name="T12">wall_thickness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12">wall_color</text:span>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2">wall_thickness</text:span> <text:span text:style-name="T7">*</text:span> <text:span text:style-name="T11">0.5</text:span>, <text:span text:style-name="T12">wall_height</text:span> <text:span text:style-name="T7">*</text:span> <text:span text:style-name="T11">0.5</text:span>, (<text:span text:style-name="T12">wall_length</text:span> <text:span text:style-name="T7">-</text:span> <text:span text:style-name="T12">wall_thickness</text:span>) <text:span text:style-name="T7">*</text:span> <text:span text:style-name="T11">0.5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west wall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uboid</text:span>(<text:span text:style-name="T12">wall_thickness</text:span> <text:span text:style-name="T7">*</text:span> <text:span text:style-name="T11">0.5</text:span>, <text:span text:style-name="T12">wall_height</text:span> <text:span text:style-name="T7">*</text:span> <text:span text:style-name="T11">0.5</text:span>, (<text:span text:style-name="T12">wall_length</text:span> <text:span text:style-name="T7">-</text:span> <text:span text:style-name="T12">wall_thickness</text:span>) <text:span text:style-name="T7">*</text:span> <text:span text:style-name="T11">0.5</text:span>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uboid</text:span><text:span text:style-name="T7">::</text:span><text:span text:style-name="T14">new</text:span>(<text:span text:style-name="T12">wall_thickness</text:span>, <text:span text:style-name="T12">wall_height</text:span>, <text:span text:style-name="T12">wall_length</text:span> <text:span text:style-name="T7">-</text:span> <text:span text:style-name="T12">wall_thickness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12">wall_color</text:span>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(<text:span text:style-name="T7">-</text:span><text:span text:style-name="T12">wall_length</text:span> <text:span text:style-name="T7">+</text:span> <text:span text:style-name="T12">wall_thickness</text:span>) <text:span text:style-name="T7">*</text:span> <text:span text:style-name="T11">0.5</text:span>, <text:span text:style-name="T12">wall_height</text:span> <text:span text:style-name="T7">*</text:span> <text:span text:style-name="T11">0.5</text:span>, <text:span text:style-name="T12">wall_thickness</text:span> <text:span text:style-name="T7">*</text:span> <text:span text:style-name="T11">0.5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floor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uboid</text:span>(<text:span text:style-name="T11">2.0</text:span>, <text:span text:style-name="T11">0.1</text:span>, <text:span text:style-name="T11">2.0</text:span>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SpatialBundle</text:span><text:span text:style-name="T7">::</text:span><text:span text:style-name="T14">from_transform</text:span>(<text:span text:style-name="T5">Transform</text:span><text:span text:style-name="T7">::</text:span><text:span text:style-name="T14">from_xyz</text:span>(<text:span text:style-name="T11">0.0</text:span>, <text:span text:style-name="T11">-0.1</text:span>, <text:span text:style-name="T11">0.0</text:span>)))</text:p>
      <text:p text:style-name="P1"><text:span text:style-name="T7">.</text:span><text:span text:style-name="T15">with_children</text:span>(<text:span text:style-name="T7">|</text:span><text:span text:style-name="T13">commands</text:span><text:span text:style-name="T7">|</text:span> {</text:p>
      <text:p text:style-name="P1"><text:span text:style-name="T13">commands</text:span><text:span text:style-name="T7">.</text:span><text:span text:style-name="T15">spawn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Plane3d</text:span><text:span text:style-name="T7">::</text:span><text:span text:style-name="T14">default</text:span>()<text:span text:style-name="T7">.</text:span><text:span text:style-name="T14">mesh</text:span>()<text:span text:style-name="T7">.</text:span><text:span text:style-name="T14">size</text:span>(<text:span text:style-name="T11">4.0</text:span>, <text:span text:style-name="T11">4.0</text:span>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5">Color</text:span><text:span text:style-name="T7">::</text:span><text:span text:style-name="T14">rgba</text:span>(<text:span text:style-name="T11">0.9</text:span>, <text:span text:style-name="T11">0.9</text:span>, <text:span text:style-name="T11">0.9</text:span>, <text:span text:style-name="T11">1.0</text:span>)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0.0</text:span>, <text:span text:style-name="T11">0.1</text:span>, <text:span text:style-name="T11">0.0</text:span>),</text:p>
      <text:p text:style-name="P1"><text:span text:style-name="T7">..</text:span><text:span text:style-name="T14">default</text:span>()</text:p>
      <text:p text:style-name="P1">});</text:p>
      <text:p text:style-name="P1">});</text:p>
      <text:p text:style-name="P6"/>
      <text:p text:style-name="P5">// Obj 1</text:p>
      <text:p text:style-name="P7"><text:soft-page-break/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ylinder</text:span>(<text:span text:style-name="T11">0.1</text:span>, <text:span text:style-name="T11">0.1</text:span>,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ylinder</text:span><text:span text:style-name="T7">::</text:span><text:span text:style-name="T14">new</text:span>(<text:span text:style-name="T11">0.1</text:span>,<text:span text:style-name="T11">0.2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5">Color</text:span><text:span text:style-name="T7">::</text:span><text:span text:style-name="T14">rgba</text:span>(<text:span text:style-name="T11">0.9</text:span>, <text:span text:style-name="T11">0.0</text:span>, <text:span text:style-name="T11">0.0</text:span>, <text:span text:style-name="T11">1.0</text:span>)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0.7</text:span> ,<text:span text:style-name="T11">0.1</text:span>, <text:span text:style-name="T11">0.0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Obj 2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ylinder</text:span>(<text:span text:style-name="T11">0.1</text:span>, <text:span text:style-name="T11">0.1</text:span>,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ylinder</text:span><text:span text:style-name="T7">::</text:span><text:span text:style-name="T14">new</text:span>(<text:span text:style-name="T11">0.1</text:span>,<text:span text:style-name="T11">0.2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5">Color</text:span><text:span text:style-name="T7">::</text:span><text:span text:style-name="T14">rgba</text:span>(<text:span text:style-name="T11">0.0</text:span>, <text:span text:style-name="T11">0.9</text:span>, <text:span text:style-name="T11">0.0</text:span>, <text:span text:style-name="T11">1.0</text:span>)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-0.7</text:span> ,<text:span text:style-name="T11">0.1</text:span>, <text:span text:style-name="T11">-0.7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Obj 3</text:p>
      <text:p text:style-name="P7">commands</text:p>
      <text:p text:style-name="P1"><text:span text:style-name="T7">.</text:span><text:span text:style-name="T15">spawn</text:span>(<text:span text:style-name="T5">Collider</text:span><text:span text:style-name="T7">::</text:span><text:span text:style-name="T14">cylinder</text:span>(<text:span text:style-name="T11">0.1</text:span>, <text:span text:style-name="T11">0.1</text:span>,))</text:p>
      <text:p text:style-name="P1"><text:span text:style-name="T7">.</text:span><text:span text:style-name="T15">insert</text:span>(<text:span text:style-name="T5">CollisionGroups</text:span><text:span text:style-name="T7">::</text:span><text:span text:style-name="T14">new</text:span>(<text:span text:style-name="T10">STATIC_GROUP</text:span>, <text:span text:style-name="T10">CHASSIS_INTERNAL_GROUP</text:span> <text:span text:style-name="T7">|</text:span> <text:span text:style-name="T10">CHASSIS_GROUP</text:span>))</text:p>
      <text:p text:style-name="P1"><text:span text:style-name="T7">.</text:span><text:span text:style-name="T15">insert</text:span>(<text:span text:style-name="T5">PbrBundle</text:span> {</text:p>
      <text:p text:style-name="P1"><text:span text:style-name="T12">mesh</text:span><text:span text:style-name="T7">:</text:span> <text:span text:style-name="T13">meshes</text:span><text:span text:style-name="T7">.</text:span><text:span text:style-name="T15">add</text:span>(<text:span text:style-name="T5">Mesh</text:span><text:span text:style-name="T7">::</text:span><text:span text:style-name="T14">from</text:span>(<text:span text:style-name="T5">Cylinder</text:span><text:span text:style-name="T7">::</text:span><text:span text:style-name="T14">new</text:span>(<text:span text:style-name="T11">0.1</text:span>,<text:span text:style-name="T11">0.2</text:span>))),</text:p>
      <text:p text:style-name="P1"><text:span text:style-name="T12">material</text:span><text:span text:style-name="T7">:</text:span> <text:span text:style-name="T13">materials</text:span><text:span text:style-name="T7">.</text:span><text:span text:style-name="T15">add</text:span>(<text:span text:style-name="T5">Color</text:span><text:span text:style-name="T7">::</text:span><text:span text:style-name="T14">rgba</text:span>(<text:span text:style-name="T11">0.0</text:span>, <text:span text:style-name="T11">0.0</text:span>, <text:span text:style-name="T11">0.9</text:span>, <text:span text:style-name="T11">1.0</text:span>)),</text:p>
      <text:p text:style-name="P1"><text:span text:style-name="T12">transform</text:span><text:span text:style-name="T7">:</text:span> <text:span text:style-name="T5">Transform</text:span><text:span text:style-name="T7">::</text:span><text:span text:style-name="T14">from_xyz</text:span>(<text:span text:style-name="T11">0.0</text:span> ,<text:span text:style-name="T11">0.1</text:span>, <text:span text:style-name="T11">0.7</text:span>),</text:p>
      <text:p text:style-name="P1"><text:span text:style-name="T7">..</text:span><text:span text:style-name="T14">default</text:span>()</text:p>
      <text:p text:style-name="P1">});</text:p>
      <text:p text:style-name="P6"/>
      <text:p text:style-name="P5">// robot</text:p>
      <text:p text:style-name="P1"><text:span text:style-name="T5">turtlebot4</text:span><text:span text:style-name="T7">::</text:span><text:span text:style-name="T14">spawn</text:span>(<text:span text:style-name="T7">&amp;</text:span><text:span text:style-name="T1">mut</text:span> <text:span text:style-name="T13">commands</text:span>, <text:span text:style-name="T7">&amp;</text:span><text:span text:style-name="T12">asset_server</text:span>, <text:span text:style-name="T7">&amp;</text:span><text:span text:style-name="T5">Transform</text:span><text:span text:style-name="T7">::</text:span><text:span text:style-name="T10">IDENTITY</text:span>)</text:p>
      <text:p text:style-name="P1">}</text:p>
      <text:p text:style-name="P3"/>
      <text:p text:style-name="P2"><text:span text:style-name="T1"><text:line-break/></text:span><text:span text:style-name="T2">Turtlebot</text:span><text:span text:style-name="T1"><text:line-break/></text:span></text:p>
      <text:p text:style-name="P1"><text:span text:style-name="T1">use</text:span> <text:span text:style-name="T5">bevy</text:span><text:span text:style-name="T7">::</text:span><text:span text:style-name="T5">asset</text:span><text:span text:style-name="T7">::</text:span><text:span text:style-name="T5">AssetServer</text:span>;</text:p>
      <text:p text:style-name="P1"><text:span text:style-name="T1">use</text:span> <text:span text:style-name="T5">bevy</text:span><text:span text:style-name="T7">::</text:span><text:span text:style-name="T5">ecs</text:span><text:span text:style-name="T7">::</text:span>{</text:p>
      <text:p text:style-name="P1"><text:span text:style-name="T5">bundle</text:span><text:span text:style-name="T7">::</text:span><text:span text:style-name="T5">Bundle</text:span>, <text:span text:style-name="T5">component</text:span><text:span text:style-name="T7">::</text:span><text:span text:style-name="T5">Component</text:span>, <text:span text:style-name="T5">entity</text:span><text:span text:style-name="T7">::</text:span><text:span text:style-name="T5">Entity</text:span>, <text:span text:style-name="T5">system</text:span><text:span text:style-name="T7">::</text:span>{<text:span text:style-name="T5">Commands</text:span>, <text:span text:style-name="T5">Query</text:span>, <text:span text:style-name="T5">Res</text:span>}</text:p>
      <text:p text:style-name="P1">};</text:p>
      <text:p text:style-name="P1"><text:span text:style-name="T1">use</text:span> <text:span text:style-name="T5">bevy</text:span><text:span text:style-name="T7">::</text:span><text:span text:style-name="T5">hierarchy</text:span><text:span text:style-name="T7">::</text:span><text:span text:style-name="T5">BuildChildren</text:span>;</text:p>
      <text:p text:style-name="P1"><text:span text:style-name="T1">use</text:span> <text:span text:style-name="T5">bevy</text:span><text:span text:style-name="T7">::</text:span><text:span text:style-name="T5">math</text:span><text:span text:style-name="T7">::</text:span>{<text:span text:style-name="T5">Quat</text:span>, <text:span text:style-name="T5">Vec3</text:span>};</text:p>
      <text:p text:style-name="P1"><text:span text:style-name="T1">use</text:span> <text:span text:style-name="T5">bevy</text:span><text:span text:style-name="T7">::</text:span><text:span text:style-name="T5">render</text:span><text:span text:style-name="T7">::</text:span><text:span text:style-name="T5">prelude</text:span><text:span text:style-name="T7">::</text:span><text:span text:style-name="T5">SpatialBundle</text:span>;</text:p>
      <text:p text:style-name="P1"><text:span text:style-name="T1">use</text:span> <text:span text:style-name="T5">bevy</text:span><text:span text:style-name="T7">::</text:span><text:span text:style-name="T5">scene</text:span><text:span text:style-name="T7">::</text:span><text:span text:style-name="T5">Scene</text:span>;</text:p>
      <text:p text:style-name="P1"><text:soft-page-break/><text:span text:style-name="T1">use</text:span> <text:span text:style-name="T5">bevy</text:span><text:span text:style-name="T7">::</text:span><text:span text:style-name="T5">transform</text:span><text:span text:style-name="T7">::</text:span><text:span text:style-name="T5">components</text:span><text:span text:style-name="T7">::</text:span><text:span text:style-name="T5">Transform</text:span>;</text:p>
      <text:p text:style-name="P1"><text:span text:style-name="T1">use</text:span> <text:span text:style-name="T5">bevy_rapier3d</text:span><text:span text:style-name="T7">::</text:span>{</text:p>
      <text:p text:style-name="P1"><text:span text:style-name="T5">dynamics</text:span><text:span text:style-name="T7">::</text:span>{<text:span text:style-name="T5">GenericJoint</text:span>, <text:span text:style-name="T5">GenericJointBuilder</text:span>, <text:span text:style-name="T5">ImpulseJoint</text:span>, <text:span text:style-name="T5">JointAxesMask</text:span>, <text:span text:style-name="T5">RigidBody</text:span>, <text:span text:style-name="T5">Sleeping</text:span>},</text:p>
      <text:p text:style-name="P1"><text:span text:style-name="T5">geometry</text:span><text:span text:style-name="T7">::</text:span>{<text:span text:style-name="T5">Collider</text:span>, <text:span text:style-name="T5">ColliderMassProperties</text:span>, <text:span text:style-name="T5">CollisionGroups</text:span>},</text:p>
      <text:p text:style-name="P1">};</text:p>
      <text:p text:style-name="P1"><text:span text:style-name="T1">use</text:span> <text:span text:style-name="T5">bevy</text:span><text:span text:style-name="T7">::</text:span><text:span text:style-name="T5">prelude</text:span><text:span text:style-name="T7">::*</text:span>;</text:p>
      <text:p text:style-name="P1"><text:span text:style-name="T1">use</text:span> <text:span text:style-name="T5">bevy</text:span><text:span text:style-name="T7">::</text:span><text:span text:style-name="T5">input</text:span><text:span text:style-name="T7">::</text:span><text:span text:style-name="T5">keyboard</text:span><text:span text:style-name="T7">::</text:span><text:span text:style-name="T5">KeyCode</text:span>;</text:p>
      <text:p text:style-name="P1"><text:span text:style-name="T1">use</text:span> <text:span text:style-name="T1">crate</text:span><text:span text:style-name="T7">::</text:span><text:span text:style-name="T5">drag</text:span><text:span text:style-name="T7">::</text:span><text:span text:style-name="T5">DraggableBundle</text:span>;</text:p>
      <text:p text:style-name="P6"/>
      <text:p text:style-name="P1"><text:span text:style-name="T1">const</text:span> <text:span text:style-name="T10">CHASSIS_RADIUS</text:span><text:span text:style-name="T7">:</text:span> <text:span text:style-name="T5">f32</text:span> <text:span text:style-name="T7">=</text:span> <text:span text:style-name="T11">0.175</text:span>;</text:p>
      <text:p text:style-name="P1"><text:span text:style-name="T1">const</text:span> <text:span text:style-name="T10">CHASSIS_HEIGHT</text:span><text:span text:style-name="T7">:</text:span> <text:span text:style-name="T5">f32</text:span> <text:span text:style-name="T7">=</text:span> <text:span text:style-name="T11">0.340</text:span>;</text:p>
      <text:p text:style-name="P1"><text:span text:style-name="T1">const</text:span> <text:span text:style-name="T10">CHASSIS_HEIGHT_OFFSET</text:span><text:span text:style-name="T7">:</text:span> <text:span text:style-name="T5">f32</text:span> <text:span text:style-name="T7">=</text:span> <text:span text:style-name="T11">0.009</text:span>;</text:p>
      <text:p text:style-name="P1"><text:span text:style-name="T1">const</text:span> <text:span text:style-name="T10">CHASSIS_MASS</text:span><text:span text:style-name="T7">:</text:span> <text:span text:style-name="T5">f32</text:span> <text:span text:style-name="T7">=</text:span> <text:span text:style-name="T11">1.0</text:span>;</text:p>
      <text:p text:style-name="P1"><text:span text:style-name="T1">const</text:span> <text:span text:style-name="T10">WHEEL_RADIUS</text:span><text:span text:style-name="T7">:</text:span> <text:span text:style-name="T5">f32</text:span> <text:span text:style-name="T7">=</text:span> <text:span text:style-name="T11">0.036</text:span>;</text:p>
      <text:p text:style-name="P1"><text:span text:style-name="T1">const</text:span> <text:span text:style-name="T10">WHEEL_WIDTH</text:span><text:span text:style-name="T7">:</text:span> <text:span text:style-name="T5">f32</text:span> <text:span text:style-name="T7">=</text:span> <text:span text:style-name="T11">0.018</text:span>;</text:p>
      <text:p text:style-name="P1"><text:span text:style-name="T1">const</text:span> <text:span text:style-name="T10">WHEEL_OFFSET_X</text:span><text:span text:style-name="T7">:</text:span> <text:span text:style-name="T5">f32</text:span> <text:span text:style-name="T7">=</text:span> <text:span text:style-name="T11">0.0</text:span>;</text:p>
      <text:p text:style-name="P1"><text:span text:style-name="T1">const</text:span> <text:span text:style-name="T10">WHEEL_OFFSET_Z</text:span><text:span text:style-name="T7">:</text:span> <text:span text:style-name="T5">f32</text:span> <text:span text:style-name="T7">=</text:span> <text:span text:style-name="T11">0.1185</text:span>;</text:p>
      <text:p text:style-name="P1"><text:span text:style-name="T1">const</text:span> <text:span text:style-name="T10">WHEEL_MASS</text:span><text:span text:style-name="T7">:</text:span> <text:span text:style-name="T5">f32</text:span> <text:span text:style-name="T7">=</text:span> <text:span text:style-name="T11">0.1</text:span>;</text:p>
      <text:p text:style-name="P6"/>
      <text:p text:style-name="P1"><text:span text:style-name="T1">static</text:span> <text:span text:style-name="T1">mut</text:span> <text:span text:style-name="T13">SPEED</text:span><text:span text:style-name="T7">:</text:span><text:span text:style-name="T5">f32</text:span> <text:span text:style-name="T7">=</text:span> <text:span text:style-name="T11">5.0</text:span>;</text:p>
      <text:p text:style-name="P6"/>
      <text:p text:style-name="P1"><text:span text:style-name="T1">fn</text:span> <text:span text:style-name="T14">teleop_key</text:span> (<text:span text:style-name="T12">input_key</text:span><text:span text:style-name="T7">:</text:span> <text:span text:style-name="T5">Res</text:span>&lt;<text:span text:style-name="T5">ButtonInput</text:span>&lt;<text:span text:style-name="T5">KeyCode</text:span>&gt;&gt;) <text:span text:style-name="T7">-&gt;</text:span>(<text:span text:style-name="T5">f32</text:span>,<text:span text:style-name="T5">f32</text:span>){</text:p>
      <text:p text:style-name="P1"><text:span text:style-name="T1">let</text:span> <text:span text:style-name="T1">mut</text:span> <text:span text:style-name="T13">right_speed</text:span><text:span text:style-name="T7">:</text:span> <text:span text:style-name="T5">f32</text:span> <text:span text:style-name="T7">=</text:span> <text:span text:style-name="T11">0.0</text:span>;</text:p>
      <text:p text:style-name="P1"><text:span text:style-name="T1">let</text:span> <text:span text:style-name="T1">mut</text:span> <text:span text:style-name="T13">left_speed</text:span><text:span text:style-name="T7">:</text:span> <text:span text:style-name="T5">f32</text:span> <text:span text:style-name="T7">=</text:span> <text:span text:style-name="T11">0.0</text:span>;</text:p>
      <text:p text:style-name="P1"><text:span text:style-name="T1">unsafe</text:span>{</text:p>
      <text:p text:style-name="P1">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W</text:span>){</text:p>
      <text:p text:style-name="P1"><text:span text:style-name="T13">right_speed</text:span> <text:span text:style-name="T7">=</text:span> <text:span text:style-name="T7">-</text:span><text:span text:style-name="T13">SPEED</text:span>;</text:p>
      <text:p text:style-name="P1"><text:span text:style-name="T13">left_speed</text:span> <text:span text:style-name="T7">=</text:span> <text:span text:style-name="T13">SPEED</text:span>;</text:p>
      <text:p text:style-name="P1"><text:span text:style-name="T1">println!</text:span>(<text:span text:style-name="T17">"Moving Forward"</text:span>);</text:p>
      <text:p text:style-name="P1">}</text:p>
      <text:p text:style-name="P1"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S</text:span>){</text:p>
      <text:p text:style-name="P1"><text:span text:style-name="T13">right_speed</text:span> <text:span text:style-name="T7">=</text:span> <text:span text:style-name="T13">SPEED</text:span>;</text:p>
      <text:p text:style-name="P1"><text:span text:style-name="T13">left_speed</text:span> <text:span text:style-name="T7">=</text:span> <text:span text:style-name="T7">-</text:span><text:span text:style-name="T13">SPEED</text:span>;</text:p>
      <text:p text:style-name="P1"><text:span text:style-name="T1">println!</text:span>(<text:span text:style-name="T17">"Moving Backward"</text:span>);</text:p>
      <text:p text:style-name="P1">} </text:p>
      <text:p text:style-name="P1"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A</text:span>){</text:p>
      <text:p text:style-name="P1"><text:span text:style-name="T13">right_speed</text:span> <text:span text:style-name="T7">=</text:span> <text:span text:style-name="T7">-</text:span><text:span text:style-name="T13">SPEED</text:span>;</text:p>
      <text:p text:style-name="P1"><text:span text:style-name="T13">left_speed</text:span> <text:span text:style-name="T7">=</text:span> <text:span text:style-name="T7">-</text:span><text:span text:style-name="T13">SPEED</text:span>;</text:p>
      <text:p text:style-name="P1"><text:span text:style-name="T1">println!</text:span>(<text:span text:style-name="T17">"Moving Left"</text:span>);</text:p>
      <text:p text:style-name="P1">} </text:p>
      <text:p text:style-name="P1"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D</text:span>){</text:p>
      <text:p text:style-name="P1"><text:span text:style-name="T13">right_speed</text:span> <text:span text:style-name="T7">=</text:span> <text:span text:style-name="T13">SPEED</text:span>;</text:p>
      <text:p text:style-name="P1"><text:span text:style-name="T13">left_speed</text:span> <text:span text:style-name="T7">=</text:span> <text:span text:style-name="T13">SPEED</text:span>;</text:p>
      <text:p text:style-name="P1"><text:span text:style-name="T1">println!</text:span>(<text:span text:style-name="T17">"Moving Right"</text:span>);</text:p>
      <text:p text:style-name="P1">}</text:p>
      <text:p text:style-name="P1"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Space</text:span>){</text:p>
      <text:p text:style-name="P1"><text:span text:style-name="T13">right_speed</text:span> <text:span text:style-name="T7">=</text:span> <text:span text:style-name="T11">0.0</text:span>;</text:p>
      <text:p text:style-name="P1"><text:span text:style-name="T13">left_speed</text:span> <text:span text:style-name="T7">=</text:span> <text:span text:style-name="T11">0.0</text:span>;</text:p>
      <text:p text:style-name="P1"><text:span text:style-name="T1">println!</text:span>(<text:span text:style-name="T17">"Stop"</text:span>);</text:p>
      <text:p text:style-name="P1">}</text:p>
      <text:p text:style-name="P1"><text:soft-page-break/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Q</text:span>){</text:p>
      <text:p text:style-name="P1"><text:span text:style-name="T16">if</text:span> <text:span text:style-name="T13">SPEED</text:span> <text:span text:style-name="T7">&gt;=</text:span> <text:span text:style-name="T11">0.0</text:span>{</text:p>
      <text:p text:style-name="P1"><text:span text:style-name="T13">SPEED</text:span> <text:span text:style-name="T8">+=</text:span> <text:span text:style-name="T11">1.0</text:span>;</text:p>
      <text:p text:style-name="P1"><text:span text:style-name="T1">println!</text:span>(<text:span text:style-name="T17">"Speed : </text:span><text:span text:style-name="T1">{}</text:span><text:span text:style-name="T17">"</text:span>, <text:span text:style-name="T13">SPEED</text:span>);</text:p>
      <text:p text:style-name="P1">}</text:p>
      <text:p text:style-name="P1">}</text:p>
      <text:p text:style-name="P1"><text:span text:style-name="T16">else</text:span> <text:span text:style-name="T16">if</text:span> <text:span text:style-name="T12">input_key</text:span><text:span text:style-name="T7">.</text:span><text:span text:style-name="T14">pressed</text:span>(<text:span text:style-name="T5">KeyCode</text:span><text:span text:style-name="T7">::</text:span><text:span text:style-name="T10">KeyE</text:span>){</text:p>
      <text:p text:style-name="P1"><text:span text:style-name="T16">if</text:span> <text:span text:style-name="T13">SPEED</text:span> <text:span text:style-name="T7">&gt;</text:span> <text:span text:style-name="T11">0.0</text:span>{</text:p>
      <text:p text:style-name="P1"><text:span text:style-name="T13">SPEED</text:span> <text:span text:style-name="T8">-=</text:span> <text:span text:style-name="T11">1.0</text:span>;</text:p>
      <text:p text:style-name="P1"><text:span text:style-name="T1">println!</text:span>(<text:span text:style-name="T17">"Speed : </text:span><text:span text:style-name="T1">{}</text:span><text:span text:style-name="T17">"</text:span>, <text:span text:style-name="T13">SPEED</text:span>);</text:p>
      <text:p text:style-name="P1">}</text:p>
      <text:p text:style-name="P1">}</text:p>
      <text:p text:style-name="P1">}</text:p>
      <text:p text:style-name="P1">(<text:span text:style-name="T13">right_speed</text:span>,<text:span text:style-name="T13">left_speed</text:span>)</text:p>
      <text:p text:style-name="P1">}</text:p>
      <text:p text:style-name="P6"/>
      <text:p text:style-name="P1"><text:span text:style-name="T1">pub</text:span> <text:span text:style-name="T1">fn</text:span> <text:span text:style-name="T14">velocity_control</text:span>(</text:p>
      <text:p text:style-name="P1"><text:span text:style-name="T1">mut</text:span> <text:span text:style-name="T13">motors</text:span><text:span text:style-name="T7">:</text:span> <text:span text:style-name="T5">Query</text:span>&lt;(<text:span text:style-name="T7">&amp;</text:span><text:span text:style-name="T5">Wheel</text:span>, <text:span text:style-name="T7">&amp;</text:span><text:span text:style-name="T1">mut</text:span> <text:span text:style-name="T5">ImpulseJoint</text:span>, <text:span text:style-name="T7">&amp;</text:span><text:span text:style-name="T1">mut</text:span> <text:span text:style-name="T5">Sleeping</text:span>)&gt;,</text:p>
      <text:p text:style-name="P1"><text:span text:style-name="T12">input_key</text:span><text:span text:style-name="T7">:</text:span> <text:span text:style-name="T5">Res</text:span>&lt;<text:span text:style-name="T5">ButtonInput</text:span>&lt;<text:span text:style-name="T5">KeyCode</text:span>&gt;&gt;,</text:p>
      <text:p text:style-name="P1">) {</text:p>
      <text:p text:style-name="P1"><text:span text:style-name="T1">let</text:span> (<text:span text:style-name="T12">r</text:span>,<text:span text:style-name="T12">l</text:span>)<text:span text:style-name="T7">=</text:span> <text:span text:style-name="T14">teleop_key</text:span>(<text:span text:style-name="T12">input_key</text:span>);</text:p>
      <text:p text:style-name="P1"><text:span text:style-name="T16">for</text:span> (<text:span text:style-name="T12">wheel</text:span>, <text:span text:style-name="T1">mut</text:span> <text:span text:style-name="T13">joint</text:span>, <text:span text:style-name="T1">mut</text:span> <text:span text:style-name="T13">sleeping</text:span>) <text:span text:style-name="T16">in</text:span> <text:span text:style-name="T13">motors</text:span><text:span text:style-name="T7">.</text:span><text:span text:style-name="T15">iter_mut</text:span>() {</text:p>
      <text:p text:style-name="P1"><text:span text:style-name="T13">sleeping</text:span><text:span text:style-name="T7">.</text:span><text:span text:style-name="T12">sleeping</text:span> <text:span text:style-name="T7">=</text:span> <text:span text:style-name="T1">false</text:span>;</text:p>
      <text:p text:style-name="P1"><text:span text:style-name="T16">match</text:span> <text:span text:style-name="T12">wheel</text:span> {</text:p>
      <text:p text:style-name="P1"><text:span text:style-name="T5">Wheel</text:span><text:span text:style-name="T7">::</text:span><text:span text:style-name="T10">Left</text:span> <text:span text:style-name="T7">=&gt;</text:span> <text:span text:style-name="T13">joint</text:span><text:span text:style-name="T7">.</text:span><text:span text:style-name="T12">data</text:span><text:span text:style-name="T7">.</text:span><text:span text:style-name="T15">as_revolute_mut</text:span>()</text:p>
      <text:p text:style-name="P1"><text:span text:style-name="T7">.</text:span><text:span text:style-name="T14">unwrap</text:span>()</text:p>
      <text:p text:style-name="P1"><text:span text:style-name="T7">.</text:span><text:span text:style-name="T15">set_motor_velocity</text:span>(<text:span text:style-name="T12">l</text:span>, <text:span text:style-name="T11">100.0</text:span>),</text:p>
      <text:p text:style-name="P1"><text:span text:style-name="T5">Wheel</text:span><text:span text:style-name="T7">::</text:span><text:span text:style-name="T10">Right</text:span> <text:span text:style-name="T7">=&gt;</text:span> <text:span text:style-name="T13">joint</text:span><text:span text:style-name="T7">.</text:span><text:span text:style-name="T12">data</text:span><text:span text:style-name="T7">.</text:span><text:span text:style-name="T15">as_revolute_mut</text:span>()</text:p>
      <text:p text:style-name="P1"><text:span text:style-name="T7">.</text:span><text:span text:style-name="T14">unwrap</text:span>()</text:p>
      <text:p text:style-name="P1"><text:span text:style-name="T7">.</text:span><text:span text:style-name="T15">set_motor_velocity</text:span>(<text:span text:style-name="T12">r</text:span>, <text:span text:style-name="T11">100.0</text:span>),</text:p>
      <text:p text:style-name="P1">};</text:p>
      <text:p text:style-name="P1">}</text:p>
      <text:p text:style-name="P1">}</text:p>
      <text:p text:style-name="P6"/>
      <text:p text:style-name="P1">#[<text:span text:style-name="T14">derive</text:span>(<text:span text:style-name="T5">Component</text:span>)]</text:p>
      <text:p text:style-name="P1"><text:span text:style-name="T1">pub</text:span> <text:span text:style-name="T1">enum</text:span> <text:span text:style-name="T5">Wheel</text:span> {</text:p>
      <text:p text:style-name="P1"><text:span text:style-name="T10">Left</text:span>,</text:p>
      <text:p text:style-name="P1"><text:span text:style-name="T10">Right</text:span>,</text:p>
      <text:p text:style-name="P1">}</text:p>
      <text:p text:style-name="P6"/>
      <text:p text:style-name="P1">#[<text:span text:style-name="T14">derive</text:span>(<text:span text:style-name="T5">Bundle</text:span>)]</text:p>
      <text:p text:style-name="P1"><text:span text:style-name="T1">struct</text:span> <text:span text:style-name="T5">ChassisPhysicsBundle</text:span> {</text:p>
      <text:p text:style-name="P1"><text:span text:style-name="T12">rigid_body</text:span><text:span text:style-name="T7">:</text:span> <text:span text:style-name="T5">RigidBody</text:span>,</text:p>
      <text:p text:style-name="P1"><text:span text:style-name="T12">collider</text:span><text:span text:style-name="T7">:</text:span> <text:span text:style-name="T5">Collider</text:span>,</text:p>
      <text:p text:style-name="P1"><text:span text:style-name="T12">collision_groups</text:span><text:span text:style-name="T7">:</text:span> <text:span text:style-name="T5">CollisionGroups</text:span>,</text:p>
      <text:p text:style-name="P1"><text:span text:style-name="T12">collider_mass_properties</text:span><text:span text:style-name="T7">:</text:span> <text:span text:style-name="T5">ColliderMassProperties</text:span>,</text:p>
      <text:p text:style-name="P1">}</text:p>
      <text:p text:style-name="P6"/>
      <text:p text:style-name="P1"><text:span text:style-name="T1">impl</text:span> <text:span text:style-name="T5">Default</text:span> <text:span text:style-name="T1">for</text:span> <text:span text:style-name="T5">ChassisPhysicsBundle</text:span> {</text:p>
      <text:p text:style-name="P1"><text:span text:style-name="T1">fn</text:span> <text:span text:style-name="T14">default</text:span>() <text:span text:style-name="T7">-&gt;</text:span> <text:span text:style-name="T5">ChassisPhysicsBundle</text:span> {</text:p>
      <text:p text:style-name="P1"><text:span text:style-name="T5">ChassisPhysicsBundle</text:span> {</text:p>
      <text:p text:style-name="P1"><text:soft-page-break/><text:span text:style-name="T12">rigid_body</text:span><text:span text:style-name="T7">:</text:span> <text:span text:style-name="T5">RigidBody</text:span><text:span text:style-name="T7">::</text:span><text:span text:style-name="T10">Dynamic</text:span>,</text:p>
      <text:p text:style-name="P1"><text:span text:style-name="T12">collider</text:span><text:span text:style-name="T7">:</text:span> <text:span text:style-name="T5">Collider</text:span><text:span text:style-name="T7">::</text:span><text:span text:style-name="T14">cylinder</text:span>(<text:span text:style-name="T11">0.5</text:span> <text:span text:style-name="T7">*</text:span> <text:span text:style-name="T10">CHASSIS_HEIGHT</text:span>, <text:span text:style-name="T10">CHASSIS_RADIUS</text:span>),</text:p>
      <text:p text:style-name="P1"><text:span text:style-name="T12">collision_groups</text:span><text:span text:style-name="T7">:</text:span> <text:span text:style-name="T5">CollisionGroups</text:span><text:span text:style-name="T7">::</text:span><text:span text:style-name="T14">new</text:span>(</text:p>
      <text:p text:style-name="P1"><text:span text:style-name="T1">crate</text:span><text:span text:style-name="T7">::</text:span><text:span text:style-name="T10">CHASSIS_GROUP</text:span>,</text:p>
      <text:p text:style-name="P1"><text:span text:style-name="T1">crate</text:span><text:span text:style-name="T7">::</text:span><text:span text:style-name="T10">STATIC_GROUP</text:span> <text:span text:style-name="T7">|</text:span> <text:span text:style-name="T1">crate</text:span><text:span text:style-name="T7">::</text:span><text:span text:style-name="T10">CHASSIS_GROUP</text:span></text:p>
      <text:p text:style-name="P1">),</text:p>
      <text:p text:style-name="P1"><text:span text:style-name="T12">collider_mass_properties</text:span><text:span text:style-name="T7">:</text:span> <text:span text:style-name="T5">ColliderMassProperties</text:span><text:span text:style-name="T7">::</text:span><text:span text:style-name="T10">Mass</text:span>(<text:span text:style-name="T10">CHASSIS_MASS</text:span>),</text:p>
      <text:p text:style-name="P1">}</text:p>
      <text:p text:style-name="P1">} </text:p>
      <text:p text:style-name="P1">}</text:p>
      <text:p text:style-name="P6"/>
      <text:p text:style-name="P1">#[<text:span text:style-name="T14">derive</text:span>(<text:span text:style-name="T5">Bundle</text:span>)]</text:p>
      <text:p text:style-name="P1"><text:span text:style-name="T1">struct</text:span> <text:span text:style-name="T5">WheelPhysicsBundle</text:span> {</text:p>
      <text:p text:style-name="P1"><text:span text:style-name="T12">rigid_body</text:span><text:span text:style-name="T7">:</text:span> <text:span text:style-name="T5">RigidBody</text:span>,</text:p>
      <text:p text:style-name="P1"><text:span text:style-name="T12">collider</text:span><text:span text:style-name="T7">:</text:span> <text:span text:style-name="T5">Collider</text:span>,</text:p>
      <text:p text:style-name="P1"><text:span text:style-name="T12">collision_groups</text:span><text:span text:style-name="T7">:</text:span> <text:span text:style-name="T5">CollisionGroups</text:span>,</text:p>
      <text:p text:style-name="P1"><text:span text:style-name="T12">collider_mass_properties</text:span><text:span text:style-name="T7">:</text:span> <text:span text:style-name="T5">ColliderMassProperties</text:span>,</text:p>
      <text:p text:style-name="P1"><text:span text:style-name="T12">joint</text:span><text:span text:style-name="T7">:</text:span> <text:span text:style-name="T5">ImpulseJoint</text:span>,</text:p>
      <text:p text:style-name="P1"><text:span text:style-name="T12">sleeping</text:span><text:span text:style-name="T7">:</text:span> <text:span text:style-name="T5">Sleeping</text:span></text:p>
      <text:p text:style-name="P1">}</text:p>
      <text:p text:style-name="P6"/>
      <text:p text:style-name="P1"><text:span text:style-name="T1">impl</text:span> <text:span text:style-name="T5">WheelPhysicsBundle</text:span> {</text:p>
      <text:p text:style-name="P1"><text:span text:style-name="T1">fn</text:span> <text:span text:style-name="T14">new</text:span>(<text:span text:style-name="T12">chassis</text:span><text:span text:style-name="T7">:</text:span> <text:span text:style-name="T5">Entity</text:span>, <text:span text:style-name="T12">joint</text:span><text:span text:style-name="T7">:</text:span> <text:span text:style-name="T1">impl</text:span> <text:span text:style-name="T5">Into</text:span>&lt;<text:span text:style-name="T5">GenericJoint</text:span>&gt;) <text:span text:style-name="T7">-&gt;</text:span> <text:span text:style-name="T5">WheelPhysicsBundle</text:span> {</text:p>
      <text:p text:style-name="P1"><text:span text:style-name="T5">WheelPhysicsBundle</text:span> {</text:p>
      <text:p text:style-name="P1"><text:span text:style-name="T12">rigid_body</text:span><text:span text:style-name="T7">:</text:span> <text:span text:style-name="T5">RigidBody</text:span><text:span text:style-name="T7">::</text:span><text:span text:style-name="T10">Dynamic</text:span>,</text:p>
      <text:p text:style-name="P1"><text:span text:style-name="T12">collider</text:span><text:span text:style-name="T7">:</text:span> <text:span text:style-name="T5">Collider</text:span><text:span text:style-name="T7">::</text:span><text:span text:style-name="T14">cylinder</text:span>(<text:span text:style-name="T10">WHEEL_WIDTH</text:span> <text:span text:style-name="T7">*</text:span> <text:span text:style-name="T11">0.5</text:span>, <text:span text:style-name="T10">WHEEL_RADIUS</text:span>),</text:p>
      <text:p text:style-name="P1"><text:span text:style-name="T12">collision_groups</text:span><text:span text:style-name="T7">:</text:span> <text:span text:style-name="T5">CollisionGroups</text:span><text:span text:style-name="T7">::</text:span><text:span text:style-name="T14">new</text:span>(</text:p>
      <text:p text:style-name="P1"><text:span text:style-name="T1">crate</text:span><text:span text:style-name="T7">::</text:span><text:span text:style-name="T10">CHASSIS_INTERNAL_GROUP</text:span>,</text:p>
      <text:p text:style-name="P1"><text:span text:style-name="T1">crate</text:span><text:span text:style-name="T7">::</text:span><text:span text:style-name="T10">STATIC_GROUP</text:span></text:p>
      <text:p text:style-name="P1">),</text:p>
      <text:p text:style-name="P1"><text:span text:style-name="T12">collider_mass_properties</text:span><text:span text:style-name="T7">:</text:span> <text:span text:style-name="T5">ColliderMassProperties</text:span><text:span text:style-name="T7">::</text:span><text:span text:style-name="T10">Mass</text:span>(<text:span text:style-name="T10">WHEEL_MASS</text:span>),</text:p>
      <text:p text:style-name="P1"><text:span text:style-name="T12">joint</text:span><text:span text:style-name="T7">:</text:span> <text:span text:style-name="T5">ImpulseJoint</text:span><text:span text:style-name="T7">::</text:span><text:span text:style-name="T14">new</text:span>(<text:span text:style-name="T12">chassis</text:span>, <text:span text:style-name="T12">joint</text:span><text:span text:style-name="T7">.</text:span><text:span text:style-name="T14">into</text:span>()),</text:p>
      <text:p text:style-name="P1"><text:span text:style-name="T12">sleeping</text:span><text:span text:style-name="T7">:</text:span> <text:span text:style-name="T5">Default</text:span><text:span text:style-name="T7">::</text:span><text:span text:style-name="T14">default</text:span>(),</text:p>
      <text:p text:style-name="P1">}</text:p>
      <text:p text:style-name="P1">}</text:p>
      <text:p text:style-name="P1">}</text:p>
      <text:p text:style-name="P6"/>
      <text:p text:style-name="P1"><text:span text:style-name="T1">pub</text:span> <text:span text:style-name="T1">fn</text:span> <text:span text:style-name="T14">spawn</text:span>(</text:p>
      <text:p text:style-name="P1"><text:span text:style-name="T13">commands</text:span><text:span text:style-name="T7">:</text:span> <text:span text:style-name="T7">&amp;</text:span><text:span text:style-name="T1">mut</text:span> <text:span text:style-name="T5">Commands</text:span>,</text:p>
      <text:p text:style-name="P1"><text:span text:style-name="T12">asset_server</text:span><text:span text:style-name="T7">:</text:span> <text:span text:style-name="T7">&amp;</text:span><text:span text:style-name="T5">Res</text:span>&lt;<text:span text:style-name="T5">AssetServer</text:span>&gt;,</text:p>
      <text:p text:style-name="P1"><text:span text:style-name="T12">transform</text:span><text:span text:style-name="T7">:</text:span> <text:span text:style-name="T7">&amp;</text:span><text:span text:style-name="T5">Transform</text:span>,</text:p>
      <text:p text:style-name="P1">) {</text:p>
      <text:p text:style-name="P1"><text:span text:style-name="T13">commands</text:span><text:span text:style-name="T7">.</text:span><text:span text:style-name="T15">spawn</text:span>(<text:span text:style-name="T5">SpatialBundle</text:span><text:span text:style-name="T7">::</text:span><text:span text:style-name="T14">default</text:span>())</text:p>
      <text:p text:style-name="P1"><text:span text:style-name="T7">.</text:span><text:span text:style-name="T15">with_children</text:span>(<text:span text:style-name="T7">|</text:span><text:span text:style-name="T13">commands</text:span><text:span text:style-name="T7">|</text:span> {</text:p>
      <text:p text:style-name="P5">/* spawn the chassis */</text:p>
      <text:p text:style-name="P1"><text:span text:style-name="T1">let</text:span> <text:span text:style-name="T12">chassis_transform</text:span> <text:span text:style-name="T7">=</text:span> <text:span text:style-name="T7">*</text:span><text:span text:style-name="T12">transform</text:span></text:p>
      <text:p text:style-name="P1"><text:span text:style-name="T7">*</text:span> <text:span text:style-name="T5">Transform</text:span><text:span text:style-name="T7">::</text:span><text:span text:style-name="T14">from_xyz</text:span>(<text:span text:style-name="T11">0.0</text:span>, <text:span text:style-name="T11">0.5</text:span> <text:span text:style-name="T7">*</text:span> <text:span text:style-name="T10">CHASSIS_HEIGHT</text:span> <text:span text:style-name="T7">+</text:span> <text:span text:style-name="T10">CHASSIS_HEIGHT_OFFSET</text:span>, <text:span text:style-name="T11">0.0</text:span>);</text:p>
      <text:p text:style-name="P1"><text:span text:style-name="T1">let</text:span> <text:span text:style-name="T12">chassis</text:span> <text:span text:style-name="T7">=</text:span> <text:span text:style-name="T13">commands</text:span><text:span text:style-name="T7">.</text:span><text:span text:style-name="T15">spawn_empty</text:span>()</text:p>
      <text:p text:style-name="P1"><text:span text:style-name="T7">.</text:span><text:span text:style-name="T15">insert</text:span>(<text:span text:style-name="T5">SpatialBundle</text:span><text:span text:style-name="T7">::</text:span><text:span text:style-name="T14">from_transform</text:span>(<text:span text:style-name="T12">chassis_transform</text:span>))</text:p>
      <text:p text:style-name="P1"><text:span text:style-name="T7">.</text:span><text:span text:style-name="T15">insert</text:span>(<text:span text:style-name="T5">ChassisPhysicsBundle</text:span><text:span text:style-name="T7">::</text:span><text:span text:style-name="T14">default</text:span>())</text:p>
      <text:p text:style-name="P1"><text:span text:style-name="T7">.</text:span><text:span text:style-name="T15">insert</text:span>(<text:span text:style-name="T5">DraggableBundle</text:span><text:span text:style-name="T7">::</text:span><text:span text:style-name="T14">default</text:span>())</text:p>
      <text:p text:style-name="P1"><text:soft-page-break/><text:span text:style-name="T7">.</text:span><text:span text:style-name="T15">insert</text:span>(<text:span text:style-name="T12">asset_server</text:span><text:span text:style-name="T7">.</text:span><text:span text:style-name="T14">load</text:span><text:span text:style-name="T7">::</text:span>&lt;<text:span text:style-name="T5">Scene</text:span>&gt;(<text:span text:style-name="T17">"robots/turtlebot4.glb#Scene0"</text:span>))</text:p>
      <text:p text:style-name="P1"><text:span text:style-name="T7">.</text:span><text:span text:style-name="T14">id</text:span>();</text:p>
      <text:p text:style-name="P5">/* spawn the left wheel */</text:p>
      <text:p text:style-name="P1"><text:span text:style-name="T1">let</text:span> <text:span text:style-name="T12">left_wheel_transform</text:span> <text:span text:style-name="T7">=</text:span> <text:span text:style-name="T7">*</text:span><text:span text:style-name="T12">transform</text:span> <text:span text:style-name="T7">*</text:span></text:p>
      <text:p text:style-name="P1"><text:span text:style-name="T5">Transform</text:span><text:span text:style-name="T7">::</text:span><text:span text:style-name="T14">from_xyz</text:span>(<text:span text:style-name="T10">WHEEL_OFFSET_X</text:span>, <text:span text:style-name="T10">WHEEL_RADIUS</text:span>, <text:span text:style-name="T7">-</text:span><text:span text:style-name="T10">WHEEL_OFFSET_Z</text:span>)</text:p>
      <text:p text:style-name="P1"><text:span text:style-name="T7">.</text:span><text:span text:style-name="T14">with_rotation</text:span>(<text:span text:style-name="T5">Quat</text:span><text:span text:style-name="T7">::</text:span><text:span text:style-name="T14">from_rotation_x</text:span>(<text:span text:style-name="T7">-</text:span><text:span text:style-name="T5">std</text:span><text:span text:style-name="T7">::</text:span><text:span text:style-name="T5">f32</text:span><text:span text:style-name="T7">::</text:span><text:span text:style-name="T5">consts</text:span><text:span text:style-name="T7">::</text:span><text:span text:style-name="T10">FRAC_PI_2</text:span>));</text:p>
      <text:p text:style-name="P1"><text:span text:style-name="T1">let</text:span> <text:span text:style-name="T12">left_wheel_joint</text:span> <text:span text:style-name="T7">=</text:span> <text:span text:style-name="T5">GenericJointBuilder</text:span><text:span text:style-name="T7">::</text:span><text:span text:style-name="T14">new</text:span>(<text:span text:style-name="T5">JointAxesMask</text:span><text:span text:style-name="T7">::</text:span><text:span text:style-name="T10">LOCKED_REVOLUTE_AXES</text:span>)</text:p>
      <text:p text:style-name="P1"><text:span text:style-name="T7">.</text:span><text:span text:style-name="T14">local_axis1</text:span>(<text:span text:style-name="T5">Vec3</text:span><text:span text:style-name="T7">::</text:span><text:span text:style-name="T10">NEG_Z</text:span>)</text:p>
      <text:p text:style-name="P1"><text:span text:style-name="T7">.</text:span><text:span text:style-name="T14">local_axis2</text:span>(<text:span text:style-name="T5">Vec3</text:span><text:span text:style-name="T7">::</text:span><text:span text:style-name="T10">Y</text:span>)</text:p>
      <text:p text:style-name="P1"><text:span text:style-name="T7">.</text:span><text:span text:style-name="T14">local_anchor1</text:span>(<text:span text:style-name="T5">Vec3</text:span><text:span text:style-name="T7">::</text:span><text:span text:style-name="T14">new</text:span>(<text:span text:style-name="T11">0.0</text:span>, <text:span text:style-name="T11">-0.5</text:span> <text:span text:style-name="T7">*</text:span> <text:span text:style-name="T10">CHASSIS_HEIGHT</text:span> <text:span text:style-name="T7">-</text:span> <text:span text:style-name="T10">CHASSIS_HEIGHT_OFFSET</text:span> <text:span text:style-name="T7">+</text:span> <text:span text:style-name="T10">WHEEL_RADIUS</text:span>, <text:span text:style-name="T7">-</text:span><text:span text:style-name="T10">WHEEL_OFFSET_Z</text:span>))<text:span text:style-name="T18"> // base</text:span></text:p>
      <text:p text:style-name="P1"><text:span text:style-name="T7">.</text:span><text:span text:style-name="T14">local_anchor2</text:span>(<text:span text:style-name="T5">Vec3</text:span><text:span text:style-name="T7">::</text:span><text:span text:style-name="T14">new</text:span>(<text:span text:style-name="T11">0.0</text:span>, <text:span text:style-name="T11">0.0</text:span>, <text:span text:style-name="T11">0.0</text:span>));</text:p>
      <text:p text:style-name="P1"><text:span text:style-name="T13">commands</text:span><text:span text:style-name="T7">.</text:span><text:span text:style-name="T15">spawn</text:span>(<text:span text:style-name="T5">Wheel</text:span><text:span text:style-name="T7">::</text:span><text:span text:style-name="T10">Left</text:span>)</text:p>
      <text:p text:style-name="P1"><text:span text:style-name="T7">.</text:span><text:span text:style-name="T15">insert</text:span>(<text:span text:style-name="T5">SpatialBundle</text:span><text:span text:style-name="T7">::</text:span><text:span text:style-name="T14">from_transform</text:span>(<text:span text:style-name="T12">left_wheel_transform</text:span>))</text:p>
      <text:p text:style-name="P1"><text:span text:style-name="T7">.</text:span><text:span text:style-name="T15">insert</text:span>(<text:span text:style-name="T5">WheelPhysicsBundle</text:span><text:span text:style-name="T7">::</text:span><text:span text:style-name="T14">new</text:span>(<text:span text:style-name="T12">chassis</text:span>, <text:span text:style-name="T12">left_wheel_joint</text:span>));</text:p>
      <text:p text:style-name="P5">/* spawn the right wheel */</text:p>
      <text:p text:style-name="P1"><text:span text:style-name="T1">let</text:span> <text:span text:style-name="T12">right_wheel_transform</text:span> <text:span text:style-name="T7">=</text:span> <text:span text:style-name="T7">*</text:span><text:span text:style-name="T12">transform</text:span> <text:span text:style-name="T7">*</text:span></text:p>
      <text:p text:style-name="P1"><text:span text:style-name="T5">Transform</text:span><text:span text:style-name="T7">::</text:span><text:span text:style-name="T14">from_xyz</text:span>(<text:span text:style-name="T10">WHEEL_OFFSET_X</text:span>, <text:span text:style-name="T10">WHEEL_RADIUS</text:span>, <text:span text:style-name="T10">WHEEL_OFFSET_Z</text:span>)</text:p>
      <text:p text:style-name="P1"><text:span text:style-name="T7">.</text:span><text:span text:style-name="T14">with_rotation</text:span>(<text:span text:style-name="T5">Quat</text:span><text:span text:style-name="T7">::</text:span><text:span text:style-name="T14">from_rotation_x</text:span>(<text:span text:style-name="T5">std</text:span><text:span text:style-name="T7">::</text:span><text:span text:style-name="T5">f32</text:span><text:span text:style-name="T7">::</text:span><text:span text:style-name="T5">consts</text:span><text:span text:style-name="T7">::</text:span><text:span text:style-name="T10">FRAC_PI_2</text:span>));</text:p>
      <text:p text:style-name="P1"><text:span text:style-name="T1">let</text:span> <text:span text:style-name="T12">right_wheel_joint</text:span> <text:span text:style-name="T7">=</text:span> <text:span text:style-name="T5">GenericJointBuilder</text:span><text:span text:style-name="T7">::</text:span><text:span text:style-name="T14">new</text:span>(<text:span text:style-name="T5">JointAxesMask</text:span><text:span text:style-name="T7">::</text:span><text:span text:style-name="T10">LOCKED_REVOLUTE_AXES</text:span>)</text:p>
      <text:p text:style-name="P1"><text:span text:style-name="T7">.</text:span><text:span text:style-name="T14">local_axis1</text:span>(<text:span text:style-name="T5">Vec3</text:span><text:span text:style-name="T7">::</text:span><text:span text:style-name="T10">Z</text:span>)</text:p>
      <text:p text:style-name="P1"><text:span text:style-name="T7">.</text:span><text:span text:style-name="T14">local_axis2</text:span>(<text:span text:style-name="T5">Vec3</text:span><text:span text:style-name="T7">::</text:span><text:span text:style-name="T10">Y</text:span>)</text:p>
      <text:p text:style-name="P1"><text:span text:style-name="T7">.</text:span><text:span text:style-name="T14">local_anchor1</text:span>(<text:span text:style-name="T5">Vec3</text:span><text:span text:style-name="T7">::</text:span><text:span text:style-name="T14">new</text:span>(<text:span text:style-name="T11">0.0</text:span>, <text:span text:style-name="T11">-0.5</text:span> <text:span text:style-name="T7">*</text:span> <text:span text:style-name="T10">CHASSIS_HEIGHT</text:span> <text:span text:style-name="T7">-</text:span> <text:span text:style-name="T10">CHASSIS_HEIGHT_OFFSET</text:span> <text:span text:style-name="T7">+</text:span> <text:span text:style-name="T10">WHEEL_RADIUS</text:span>, <text:span text:style-name="T10">WHEEL_OFFSET_Z</text:span>))<text:span text:style-name="T18"> // base</text:span></text:p>
      <text:p text:style-name="P1"><text:span text:style-name="T7">.</text:span><text:span text:style-name="T14">local_anchor2</text:span>(<text:span text:style-name="T5">Vec3</text:span><text:span text:style-name="T7">::</text:span><text:span text:style-name="T14">new</text:span>(<text:span text:style-name="T11">0.0</text:span>, <text:span text:style-name="T11">0.0</text:span>, <text:span text:style-name="T11">0.0</text:span>));</text:p>
      <text:p text:style-name="P1"><text:span text:style-name="T13">commands</text:span><text:span text:style-name="T7">.</text:span><text:span text:style-name="T15">spawn</text:span>(<text:span text:style-name="T5">Wheel</text:span><text:span text:style-name="T7">::</text:span><text:span text:style-name="T10">Right</text:span>)</text:p>
      <text:p text:style-name="P1"><text:span text:style-name="T7">.</text:span><text:span text:style-name="T15">insert</text:span>(<text:span text:style-name="T5">SpatialBundle</text:span><text:span text:style-name="T7">::</text:span><text:span text:style-name="T14">from_transform</text:span>(<text:span text:style-name="T12">right_wheel_transform</text:span>))</text:p>
      <text:p text:style-name="P1"><text:span text:style-name="T7">.</text:span><text:span text:style-name="T15">insert</text:span>(<text:span text:style-name="T5">WheelPhysicsBundle</text:span><text:span text:style-name="T7">::</text:span><text:span text:style-name="T14">new</text:span>(<text:span text:style-name="T12">chassis</text:span>, <text:span text:style-name="T12">right_wheel_joint</text:span>));</text:p>
      <text:p text:style-name="P1">});</text:p>
      <text:p text:style-name="P1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44:26.772817937</meta:creation-date>
    <dc:date>2024-12-15T22:46:09.314525700</dc:date>
    <meta:editing-duration>PT1M43S</meta:editing-duration>
    <meta:editing-cycles>1</meta:editing-cycles>
    <meta:document-statistic meta:table-count="0" meta:image-count="0" meta:object-count="0" meta:page-count="9" meta:paragraph-count="378" meta:word-count="1042" meta:character-count="11839" meta:non-whitespace-character-count="11168"/>
    <meta:generator>LibreOffice/7.3.7.2$Linux_X86_64 LibreOffice_project/30$Build-2</meta:generator>
  </office:meta>
</office:document-meta>
</file>